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lbany" svg:font-family="Albany"/>
    <style:font-face style:name="Times New Roman" svg:font-family="'Times New Roman'" style:font-family-generic="roman"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 Gesellschaft (vor allem die von Mittillant) ist dem Hochmittelalter nachempfunden. Jedoch sind Frauen grundsätzlich gleichberechtigt, es existiert keine verbreitete Hexenverfolgung, da Magie ein Bestandteil der Welt ist und auch keine eindeutige Religion.</text:p>
      <text:p text:style-name="Standard">Mancher Orts glaubt man dies und jenes, was als Aberglaube zu deuten ist, jedoch existiert kein Dogma, welches vom König oder eine Instanz wie der Kirche vorgeschrieben wird.</text:p>
      <text:p text:style-name="Standard"/>
      <text:p text:style-name="Standard">Interessanter wird die Welt durch die physikalischen Erweiterungen wie die der Magie und die der neuen Rassen wie Hochelfen und Zwerge.</text:p>
      <text:p text:style-name="Standard">Momentan existieren nur Rassen der Menschen in Mittillant und der Nordmänner, die sich biologisch betrachtet unterschei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lbany" svg:font-family="Albany"/>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mino Dauth</meta:initial-creator>
    <meta:creation-date>2010-09-21T18:12:38</meta:creation-date>
    <meta:generator>OpenOffice.org/3.2$Linux OpenOffice.org_project/320m12$Build-9483</meta:generator>
    <dc:date>2010-09-21T18:16:54</dc:date>
    <dc:creator>Tamino Dauth</dc:creator>
    <meta:editing-duration>PT00H04M18S</meta:editing-duration>
    <meta:editing-cycles>2</meta:editing-cycles>
    <meta:document-statistic meta:table-count="0" meta:image-count="0" meta:object-count="0" meta:page-count="1" meta:paragraph-count="4" meta:word-count="98" meta:character-count="691"/>
  </office:meta>
</office:document-meta>
</file>